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Arial" svg:font-family="Arial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7be" officeooo:paragraph-rsid="001487be"/>
    </style:style>
    <style:style style:name="P2" style:family="paragraph" style:parent-style-name="Standard">
      <style:paragraph-properties fo:line-height="100%"/>
      <style:text-properties officeooo:rsid="001487be" officeooo:paragraph-rsid="00158c8e"/>
    </style:style>
    <style:style style:name="P3" style:family="paragraph" style:parent-style-name="Standard">
      <style:text-properties officeooo:rsid="001487be" officeooo:paragraph-rsid="001a01f9"/>
    </style:style>
    <style:style style:name="P4" style:family="paragraph" style:parent-style-name="Standard">
      <style:text-properties officeooo:rsid="001487be" officeooo:paragraph-rsid="001b562b"/>
    </style:style>
    <style:style style:name="P5" style:family="paragraph" style:parent-style-name="Standard">
      <style:paragraph-properties fo:line-height="100%"/>
      <style:text-properties fo:color="#666666" fo:font-size="10pt" fo:font-style="italic" officeooo:rsid="001487be" officeooo:paragraph-rsid="001487be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line-height="100%"/>
      <style:text-properties fo:color="#666666" fo:font-size="10pt" fo:font-style="italic" officeooo:rsid="00154cc9" officeooo:paragraph-rsid="00154cc9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line-height="100%"/>
      <style:text-properties fo:color="#666666" fo:font-size="10pt" fo:font-style="italic" officeooo:rsid="00154cc9" officeooo:paragraph-rsid="0018ef35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line-height="100%"/>
      <style:text-properties style:use-window-font-color="true" fo:font-size="10.5pt" fo:font-style="normal" officeooo:rsid="001487be" officeooo:paragraph-rsid="00154cc9" style:font-size-asian="10.5pt" style:font-style-asian="normal" style:font-size-complex="10pt" style:font-style-complex="normal"/>
    </style:style>
    <style:style style:name="P9" style:family="paragraph" style:parent-style-name="Standard">
      <style:paragraph-properties fo:line-height="100%"/>
      <style:text-properties fo:color="#cccccc" fo:font-size="10pt" fo:font-style="italic" officeooo:rsid="00154cc9" officeooo:paragraph-rsid="00158c8e" style:font-size-asian="10pt" style:font-style-asian="italic" style:font-size-complex="10pt" style:font-style-complex="italic"/>
    </style:style>
    <style:style style:name="P10" style:family="paragraph" style:parent-style-name="Footer">
      <style:text-properties fo:color="#666666"/>
    </style:style>
    <style:style style:name="T1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officeooo:rsid="001b5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Widerrufsformular </text:h>
      <text:p text:style-name="P5"><text:span text:style-name="T2">Wenn Sie den Vertrag widerrufen wollen, dann füllen Sie bitte dieses Formular aus und senden Sie es an uns zurück.</text:span></text:p>
      <text:p text:style-name="P6"><text:span text:style-name="T2">Anschrift:</text:span></text:p>
      <text:p text:style-name="P6"/>
      <text:p text:style-name="P6"/>
      <text:p text:style-name="P6"/>
      <text:p text:style-name="P8">Mein Name</text:p>
      <text:p text:style-name="P8">Mein Unternehmen</text:p>
      <text:p text:style-name="P8">Anschrift des Unternehmens</text:p>
      <text:p text:style-name="P8">Postleitzahl und Ort/Stadt</text:p>
      <text:p text:style-name="P8">Land des Unternehmens</text:p>
      <text:p text:style-name="P8"/>
      <text:p text:style-name="P7"/>
      <text:p text:style-name="P7"/>
      <text:p text:style-name="P6"/>
      <text:p text:style-name="P9">________________________________________________________________________________________________</text:p>
      <text:p text:style-name="P9"/>
      <text:p text:style-name="P2"><text:span text:style-name="T2"></text:span>Hiermit widerrufe ich den von</text:p>
      <text:p text:style-name="P1"><text:tab/>○<text:tab/>mir:</text:p>
      <text:p text:style-name="P1"><text:tab/><text:tab/>Name<text:tab/><text:tab/>_____________________________________________________</text:p>
      <text:p text:style-name="P1"><text:tab/><text:tab/>Anschrift<text:tab/>_____________________________________________________</text:p>
      <text:p text:style-name="P1"><text:tab/><text:tab/><text:tab/><text:tab/>_____________________________________________________</text:p>
      <text:p text:style-name="P1"><text:tab/><text:tab/>PLZ, Stadt<text:tab/>_____________________________________________________</text:p>
      <text:p text:style-name="P1"><text:tab/><text:tab/>Land<text:tab/><text:tab/>_____________________________________________________</text:p>
      <text:p text:style-name="P1"></text:p>
      <text:p text:style-name="P1"><text:tab/>○<text:tab/>dem von mir vertretenen Unternehmen:</text:p>
      <text:p text:style-name="P1"><text:tab/><text:tab/>Name<text:tab/><text:tab/>_____________________________________________________</text:p>
      <text:p text:style-name="P1"><text:tab/><text:tab/><text:tab/><text:tab/>_____________________________________________________</text:p>
      <text:p text:style-name="P1"><text:tab/><text:tab/>Anschrift<text:tab/>_____________________________________________________</text:p>
      <text:p text:style-name="P1"><text:tab/><text:tab/><text:tab/><text:tab/>_____________________________________________________</text:p>
      <text:p text:style-name="P1"><text:tab/><text:tab/>PLZ, Stadt<text:tab/>_____________________________________________________</text:p>
      <text:p text:style-name="P1"><text:tab/><text:tab/>Land<text:tab/><text:tab/>_____________________________________________________</text:p>
      <text:p text:style-name="P1"></text:p>
      <text:p text:style-name="P1">abgeschlossenen Vertrag über</text:p>
      <text:p text:style-name="P1"><text:tab/>○<text:tab/>den Kauf der folgenden Waren:</text:p>
      <text:p text:style-name="P1"><text:tab/><text:tab/>___________________________________________________________________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1"><text:soft-page-break/></text:p>
      <text:p text:style-name="P1"><text:tab/>○<text:tab/>die Erbringung der folgenden Dienstleistung: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4"><text:tab/><text:tab/>___________________________________________________________________</text:p>
      <text:p text:style-name="P1"></text:p>
      <text:p text:style-name="P3">bestellt am:<text:tab/>_______________</text:p>
      <text:p text:style-name="P3">erhalten am:<text:tab/>_______________</text:p>
      <text:p text:style-name="P1"></text:p>
      <text:p text:style-name="P1">Bitte informieren Sie mich über den weiteren Verlauf.</text:p>
      <text:p text:style-name="P1"></text:p>
      <text:p text:style-name="P1"/>
      <text:p text:style-name="P1"/>
      <text:p text:style-name="P1">_________________________<text:tab/>__________________<text:tab/>_______________________________________</text:p>
      <text:p text:style-name="P1">Stadt<text:tab/><text:tab/><text:tab/><text:tab/>Datum<text:tab/><text:tab/><text:tab/>Unterschrift <text:span text:style-name="T1">nur bei Mitteilung auf Papier</text:span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/>
    <style:font-face style:name="Arial" svg:font-family="Arial" style:font-family-generic="roman"/>
    <style:font-face style:name="FreeSans1" svg:font-family="FreeSans" style:font-family-generic="swiss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fo:padding="0cm" fo:border-left="none" fo:border-right="none" fo:border-top="0.06pt solid #999999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fo:font-size="10.5pt" style:letter-kerning="fals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666666"/>
    </style:style>
    <style:style style:name="MT1" style:family="text">
      <style:text-properties officeooo:rsid="001b56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Widerrufsformular – Seite </text:span><text:page-number text:select-page="current">2</text:page-number> <text:span text:style-name="MT1">von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s </meta:initial-creator>
    <meta:creation-date>2014-08-02T00:59:20.099459235</meta:creation-date>
    <dc:date>2014-08-02T01:54:01.600682994</dc:date>
    <dc:creator>kriss </dc:creator>
    <meta:editing-duration>PT39M25S</meta:editing-duration>
    <meta:editing-cycles>6</meta:editing-cycles>
    <meta:generator>LibreOffice/4.2.4.2$Linux_X86_64 LibreOffice_project/420m0$Build-2</meta:generator>
    <meta:printed-by>kriss </meta:printed-by>
    <meta:print-date>2014-08-02T01:31:25.863870866</meta:print-date>
    <meta:document-statistic meta:table-count="0" meta:image-count="0" meta:object-count="0" meta:page-count="2" meta:paragraph-count="51" meta:word-count="141" meta:character-count="2358" meta:non-whitespace-character-count="2158"/>
  </office:meta>
</office:document-meta>
</file>